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fd34" officeooo:paragraph-rsid="0015fd34"/>
    </style:style>
    <style:style style:name="P2" style:family="paragraph" style:parent-style-name="Standard">
      <style:text-properties officeooo:rsid="0017554e" officeooo:paragraph-rsid="0017554e"/>
    </style:style>
    <style:style style:name="P3" style:family="paragraph" style:parent-style-name="Standard">
      <style:text-properties officeooo:rsid="0017569d" officeooo:paragraph-rsid="0017569d"/>
    </style:style>
    <style:style style:name="P4" style:family="paragraph" style:parent-style-name="Standard">
      <style:text-properties style:text-underline-style="solid" style:text-underline-width="auto" style:text-underline-color="font-color" officeooo:rsid="0015fd34" officeooo:paragraph-rsid="0015fd34" style:text-overline-style="none" style:text-overline-color="font-color"/>
    </style:style>
    <style:style style:name="P5" style:family="paragraph" style:parent-style-name="Standard">
      <style:text-properties style:text-underline-style="solid" style:text-underline-width="auto" style:text-underline-color="font-color" officeooo:rsid="0017554e" officeooo:paragraph-rsid="0017554e"/>
    </style:style>
    <style:style style:name="P6" style:family="paragraph" style:parent-style-name="Standard">
      <style:text-properties fo:font-size="13pt" officeooo:rsid="0015fd34" officeooo:paragraph-rsid="0015fd34" style:font-size-asian="13pt" style:font-size-complex="13pt"/>
    </style:style>
    <style:style style:name="P7" style:family="paragraph" style:parent-style-name="Standard">
      <style:text-properties fo:font-size="13pt" style:text-underline-style="solid" style:text-underline-width="auto" style:text-underline-color="font-color" officeooo:rsid="0017cdc4" officeooo:paragraph-rsid="0017cdc4" style:font-size-asian="13pt" style:font-size-complex="13pt"/>
    </style:style>
    <style:style style:name="P8" style:family="paragraph" style:parent-style-name="Standard">
      <style:text-properties officeooo:rsid="001bd85f" officeooo:paragraph-rsid="001bd85f"/>
    </style:style>
    <style:style style:name="P9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font-size="13pt" officeooo:rsid="0017cdc4" officeooo:paragraph-rsid="0017cdc4" style:font-size-asian="13pt" style:font-size-complex="13pt"/>
    </style:style>
    <style:style style:name="P10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font-size="13pt" officeooo:rsid="0019c2d8" officeooo:paragraph-rsid="0019c2d8" style:font-size-asian="13pt" style:font-size-complex="13pt"/>
    </style:style>
    <style:style style:name="P11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font-size="13pt" officeooo:rsid="001a192d" officeooo:paragraph-rsid="001a192d" style:font-size-asian="13pt" style:font-size-complex="13pt"/>
    </style:style>
    <style:style style:name="P12" style:family="paragraph" style:parent-style-name="Standard" style:master-page-name="">
      <style:paragraph-properties fo:margin-left="0cm" fo:margin-right="0cm" fo:text-indent="1.499cm" style:auto-text-indent="false" style:page-number="auto"/>
      <style:text-properties fo:font-size="13pt" officeooo:rsid="0019c2d8" officeooo:paragraph-rsid="0019c2d8" style:font-size-asian="13pt" style:font-size-complex="13pt"/>
    </style:style>
    <style:style style:name="P13" style:family="paragraph" style:parent-style-name="Standard" style:master-page-name="">
      <style:paragraph-properties fo:margin-left="0cm" fo:margin-right="0cm" fo:text-indent="1.499cm" style:auto-text-indent="false" style:page-number="auto"/>
      <style:text-properties fo:font-size="13pt" officeooo:rsid="0019c2d8" officeooo:paragraph-rsid="00239233" style:font-size-asian="13pt" style:font-size-complex="13pt"/>
    </style:style>
    <style:style style:name="P14" style:family="paragraph" style:parent-style-name="Standard" style:master-page-name="">
      <style:paragraph-properties fo:margin-left="0cm" fo:margin-right="0cm" fo:text-indent="2cm" style:auto-text-indent="false" style:page-number="auto"/>
      <style:text-properties fo:font-size="13pt" officeooo:rsid="0019c2d8" officeooo:paragraph-rsid="00239233" style:font-size-asian="13pt" style:font-size-complex="13pt"/>
    </style:style>
    <style:style style:name="P15" style:family="paragraph" style:parent-style-name="Standard">
      <style:paragraph-properties fo:margin-left="0cm" fo:margin-right="0cm" fo:text-indent="2cm" style:auto-text-indent="false"/>
      <style:text-properties fo:font-size="13pt" officeooo:rsid="0019c2d8" officeooo:paragraph-rsid="00242394" style:font-size-asian="13pt" style:font-size-complex="13pt"/>
    </style:style>
    <style:style style:name="P16" style:family="paragraph" style:parent-style-name="Standard" style:master-page-name="">
      <style:paragraph-properties fo:margin-left="0cm" fo:margin-right="0cm" fo:text-indent="2.6cm" style:auto-text-indent="false" style:page-number="auto"/>
      <style:text-properties fo:font-size="13pt" officeooo:rsid="0019c2d8" officeooo:paragraph-rsid="00242394" style:font-size-asian="13pt" style:font-size-complex="13pt"/>
    </style:style>
    <style:style style:name="P17" style:family="paragraph" style:parent-style-name="Standard">
      <style:paragraph-properties fo:margin-left="0cm" fo:margin-right="0cm" fo:text-indent="2.6cm" style:auto-text-indent="false"/>
      <style:text-properties fo:font-size="13pt" officeooo:rsid="0019c2d8" officeooo:paragraph-rsid="00242394" style:font-size-asian="13pt" style:font-size-complex="13pt"/>
    </style:style>
    <style:style style:name="P18" style:family="paragraph" style:parent-style-name="Standard" style:list-style-name="L1">
      <style:text-properties officeooo:rsid="0015fd34" officeooo:paragraph-rsid="0015fd34"/>
    </style:style>
    <style:style style:name="P19" style:family="paragraph" style:parent-style-name="Standard" style:list-style-name="L1">
      <style:text-properties officeooo:rsid="0017554e" officeooo:paragraph-rsid="0017554e"/>
    </style:style>
    <style:style style:name="P20" style:family="paragraph" style:parent-style-name="Standard" style:list-style-name="L2">
      <style:text-properties officeooo:rsid="0017554e" officeooo:paragraph-rsid="0017554e"/>
    </style:style>
    <style:style style:name="P21" style:family="paragraph" style:parent-style-name="Standard" style:list-style-name="L3">
      <style:text-properties officeooo:rsid="0017569d" officeooo:paragraph-rsid="0017569d"/>
    </style:style>
    <style:style style:name="P22" style:family="paragraph" style:parent-style-name="Standard">
      <style:text-properties officeooo:rsid="002b1497" officeooo:paragraph-rsid="002b1497"/>
    </style:style>
    <style:style style:name="P23" style:family="paragraph" style:parent-style-name="Standard">
      <style:text-properties officeooo:rsid="002c9c0b" officeooo:paragraph-rsid="002c9c0b"/>
    </style:style>
    <style:style style:name="P24" style:family="paragraph" style:parent-style-name="Standard">
      <style:text-properties style:text-underline-style="solid" style:text-underline-width="auto" style:text-underline-color="font-color" officeooo:rsid="00270424" officeooo:paragraph-rsid="00270424"/>
    </style:style>
    <style:style style:name="P25" style:family="paragraph" style:parent-style-name="Standard">
      <style:text-properties style:text-underline-style="solid" style:text-underline-width="auto" style:text-underline-color="font-color" officeooo:rsid="003fcb62" officeooo:paragraph-rsid="003fcb62"/>
    </style:style>
    <style:style style:name="P26" style:family="paragraph" style:parent-style-name="Standard" style:list-style-name="L5">
      <style:text-properties officeooo:rsid="00308ce1" officeooo:paragraph-rsid="00308ce1"/>
    </style:style>
    <style:style style:name="P27" style:family="paragraph" style:parent-style-name="Standard" style:list-style-name="L5">
      <style:text-properties officeooo:rsid="00332533" officeooo:paragraph-rsid="00332533"/>
    </style:style>
    <style:style style:name="P28" style:family="paragraph" style:parent-style-name="Standard">
      <style:text-properties officeooo:rsid="00332533" officeooo:paragraph-rsid="00332533"/>
    </style:style>
    <style:style style:name="P29" style:family="paragraph" style:parent-style-name="Standard">
      <style:text-properties fo:font-size="13pt" style:text-underline-style="solid" style:text-underline-width="auto" style:text-underline-color="font-color" officeooo:rsid="0017cdc4" officeooo:paragraph-rsid="0017cdc4" style:font-size-asian="13pt" style:font-size-complex="13pt"/>
    </style:style>
    <style:style style:name="P30" style:family="paragraph" style:parent-style-name="Standard" style:list-style-name="L2">
      <style:text-properties fo:font-weight="bold" officeooo:rsid="003d05aa" officeooo:paragraph-rsid="003d05aa" style:font-weight-asian="bold" style:font-weight-complex="bold"/>
    </style:style>
    <style:style style:name="P31" style:family="paragraph" style:parent-style-name="Standard" style:list-style-name="L2">
      <style:text-properties fo:font-weight="bold" officeooo:rsid="0017554e" officeooo:paragraph-rsid="0017554e" style:font-weight-asian="bold" style:font-weight-complex="bold"/>
    </style:style>
    <style:style style:name="P32" style:family="paragraph" style:parent-style-name="Standard">
      <style:text-properties fo:font-weight="bold" officeooo:rsid="003fee1f" officeooo:paragraph-rsid="003fee1f" style:font-weight-asian="bold" style:font-weight-complex="bold"/>
    </style:style>
    <style:style style:name="P33" style:family="paragraph" style:parent-style-name="Standard" style:list-style-name="L6">
      <style:paragraph-properties>
        <style:tab-stops>
          <style:tab-stop style:position="0.088cm"/>
        </style:tab-stops>
      </style:paragraph-properties>
      <style:text-properties fo:font-weight="normal" officeooo:rsid="0050ba3f" officeooo:paragraph-rsid="0050ba3f" style:font-weight-asian="normal" style:font-weight-complex="normal"/>
    </style:style>
    <style:style style:name="P34" style:family="paragraph" style:parent-style-name="Standard" style:list-style-name="L6">
      <style:paragraph-properties>
        <style:tab-stops>
          <style:tab-stop style:position="0.088cm"/>
        </style:tab-stops>
      </style:paragraph-properties>
      <style:text-properties fo:font-weight="normal" officeooo:rsid="0050ba3f" officeooo:paragraph-rsid="0051955c" style:font-weight-asian="normal" style:font-weight-complex="normal"/>
    </style:style>
    <style:style style:name="P35" style:family="paragraph" style:parent-style-name="Standard" style:list-style-name="L1">
      <style:paragraph-properties fo:margin-left="2.501cm" fo:margin-right="0cm" fo:text-indent="-0.635cm" style:auto-text-indent="false"/>
      <style:text-properties officeooo:rsid="0015fd34" officeooo:paragraph-rsid="0015fd34"/>
    </style:style>
    <style:style style:name="P36" style:family="paragraph" style:parent-style-name="Standard" style:list-style-name="L6">
      <style:paragraph-properties fo:margin-left="2.501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493ad8" officeooo:paragraph-rsid="0050ba3f" style:font-weight-asian="normal" style:font-weight-complex="normal"/>
    </style:style>
    <style:style style:name="P37" style:family="paragraph" style:parent-style-name="Standard" style:list-style-name="L6">
      <style:paragraph-properties fo:margin-left="2.501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50ba3f" officeooo:paragraph-rsid="005b34ec" style:font-weight-asian="normal" style:font-weight-complex="normal"/>
    </style:style>
    <style:style style:name="P38" style:family="paragraph" style:parent-style-name="Standard" style:list-style-name="L6">
      <style:paragraph-properties fo:margin-left="2.501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50ba3f" officeooo:paragraph-rsid="0062b786" style:font-weight-asian="normal" style:font-weight-complex="normal"/>
    </style:style>
    <style:style style:name="P39" style:family="paragraph" style:list-style-name="L4" style:master-page-name="">
      <style:paragraph-properties fo:margin-left="1cm" fo:margin-right="0cm" fo:text-indent="0cm" style:auto-text-indent="false" style:page-number="auto">
        <style:tab-stops>
          <style:tab-stop style:position="-0.111cm"/>
        </style:tab-stops>
      </style:paragraph-properties>
    </style:style>
    <style:style style:name="P40" style:family="paragraph" style:list-style-name="L4">
      <style:paragraph-properties fo:margin-left="1cm" fo:margin-right="0cm" fo:text-indent="0cm" style:auto-text-indent="false">
        <style:tab-stops>
          <style:tab-stop style:position="-0.111cm"/>
        </style:tab-stops>
      </style:paragraph-properties>
    </style:style>
    <style:style style:name="P41" style:family="paragraph" style:parent-style-name="Standard" style:list-style-name="L4">
      <style:paragraph-properties fo:margin-left="1cm" fo:margin-right="0cm" fo:text-indent="0cm" style:auto-text-indent="false">
        <style:tab-stops/>
      </style:paragraph-properties>
    </style:style>
    <style:style style:name="P42" style:family="paragraph" style:list-style-name="L4">
      <style:paragraph-properties fo:margin-left="1cm" fo:margin-right="0cm" fo:text-indent="0cm" style:auto-text-indent="false">
        <style:tab-stops/>
      </style:paragraph-properties>
    </style:style>
    <style:style style:name="P43" style:family="paragraph" style:parent-style-name="Standard" style:master-page-name="">
      <style:paragraph-properties fo:margin-left="0cm" fo:margin-right="0cm" fo:text-indent="0.499cm" style:auto-text-indent="false" style:page-number="auto"/>
      <style:text-properties fo:font-size="13pt" officeooo:rsid="001a192d" officeooo:paragraph-rsid="001a192d" style:font-size-asian="13pt" style:font-size-complex="13pt"/>
    </style:style>
    <style:style style:name="P44" style:family="paragraph" style:parent-style-name="Standard" style:list-style-name="L6" style:master-page-name="">
      <style:paragraph-properties fo:margin-left="1.401cm" fo:margin-right="0cm" fo:text-indent="-0.6cm" style:auto-text-indent="false" style:page-number="auto">
        <style:tab-stops>
          <style:tab-stop style:position="0.905cm"/>
        </style:tab-stops>
      </style:paragraph-properties>
      <style:text-properties fo:font-weight="normal" officeooo:rsid="00493ad8" officeooo:paragraph-rsid="00493ad8" style:font-weight-asian="normal" style:font-weight-complex="normal"/>
    </style:style>
    <style:style style:name="P45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bold" officeooo:rsid="003fee1f" officeooo:paragraph-rsid="0044710a" style:font-weight-asian="bold" style:font-weight-complex="bold"/>
    </style:style>
    <style:style style:name="P46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bold" officeooo:rsid="00460551" officeooo:paragraph-rsid="00460551" style:font-weight-asian="bold" style:font-weight-complex="bold"/>
    </style:style>
    <style:style style:name="P47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bold" officeooo:rsid="0047728b" officeooo:paragraph-rsid="0047728b" style:font-weight-asian="bold" style:font-weight-complex="bold"/>
    </style:style>
    <style:style style:name="P48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bold" officeooo:rsid="00487dc6" officeooo:paragraph-rsid="00487dc6" style:font-weight-asian="bold" style:font-weight-complex="bold"/>
    </style:style>
    <style:style style:name="P49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bold" officeooo:rsid="00493ad8" officeooo:paragraph-rsid="00493ad8" style:font-weight-asian="bold" style:font-weight-complex="bold"/>
    </style:style>
    <style:style style:name="P50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493ad8" officeooo:paragraph-rsid="00493ad8" style:font-weight-asian="normal" style:font-weight-complex="normal"/>
    </style:style>
    <style:style style:name="P51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493ad8" officeooo:paragraph-rsid="0050ba3f" style:font-weight-asian="normal" style:font-weight-complex="normal"/>
    </style:style>
    <style:style style:name="P52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905cm"/>
        </style:tab-stops>
      </style:paragraph-properties>
      <style:text-properties fo:font-weight="normal" officeooo:rsid="00493ad8" officeooo:paragraph-rsid="00493ad8" style:font-weight-asian="normal" style:font-weight-complex="normal"/>
    </style:style>
    <style:style style:name="P53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50ba3f" officeooo:paragraph-rsid="0050ba3f" style:font-weight-asian="normal" style:font-weight-complex="normal"/>
    </style:style>
    <style:style style:name="P54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50ba3f" officeooo:paragraph-rsid="005b34ec" style:font-weight-asian="normal" style:font-weight-complex="normal"/>
    </style:style>
    <style:style style:name="P55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50ba3f" officeooo:paragraph-rsid="0062b786" style:font-weight-asian="normal" style:font-weight-complex="normal"/>
    </style:style>
    <style:style style:name="P56" style:family="paragraph" style:parent-style-name="Standard" style:list-style-name="L6">
      <style:paragraph-properties fo:margin-left="1.4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15fd34" officeooo:paragraph-rsid="0050ba3f" style:font-weight-asian="normal" style:font-weight-complex="normal"/>
    </style:style>
    <style:style style:name="P57" style:family="paragraph" style:parent-style-name="Standard" style:list-style-name="L6" style:master-page-name="">
      <style:paragraph-properties fo:margin-left="1.401cm" fo:margin-right="0cm" fo:text-indent="-0.6cm" style:auto-text-indent="false" style:page-number="auto">
        <style:tab-stops>
          <style:tab-stop style:position="0.088cm"/>
        </style:tab-stops>
      </style:paragraph-properties>
      <style:text-properties fo:font-weight="bold" officeooo:rsid="003fee1f" officeooo:paragraph-rsid="003fee1f" style:font-weight-asian="bold" style:font-weight-complex="bold"/>
    </style:style>
    <style:style style:name="P58" style:family="paragraph" style:parent-style-name="Standard" style:list-style-name="L6" style:master-page-name="">
      <style:paragraph-properties fo:margin-left="1.401cm" fo:margin-right="0cm" fo:text-indent="-0.6cm" style:auto-text-indent="false" style:page-number="auto">
        <style:tab-stops>
          <style:tab-stop style:position="0.088cm"/>
        </style:tab-stops>
      </style:paragraph-properties>
      <style:text-properties fo:font-weight="bold" officeooo:rsid="00493ad8" officeooo:paragraph-rsid="00493ad8" style:font-weight-asian="bold" style:font-weight-complex="bold"/>
    </style:style>
    <style:style style:name="P59" style:family="paragraph" style:parent-style-name="Standard" style:list-style-name="L6" style:master-page-name="">
      <style:paragraph-properties fo:margin-left="0.6cm" fo:margin-right="0cm" fo:text-indent="-0.6cm" style:auto-text-indent="false" style:page-number="auto">
        <style:tab-stops>
          <style:tab-stop style:position="0.088cm"/>
        </style:tab-stops>
      </style:paragraph-properties>
      <style:text-properties fo:font-weight="bold" officeooo:rsid="00493ad8" officeooo:paragraph-rsid="00493ad8" style:font-weight-asian="bold" style:font-weight-complex="bold"/>
    </style:style>
    <style:style style:name="P60" style:family="paragraph" style:parent-style-name="Standard" style:list-style-name="L6">
      <style:paragraph-properties fo:margin-left="0.6cm" fo:margin-right="0cm" fo:text-indent="-0.6cm" style:auto-text-indent="false">
        <style:tab-stops>
          <style:tab-stop style:position="0.088cm"/>
        </style:tab-stops>
      </style:paragraph-properties>
      <style:text-properties style:text-underline-style="solid" style:text-underline-width="auto" style:text-underline-color="font-color" fo:font-weight="normal" officeooo:rsid="00493ad8" officeooo:paragraph-rsid="00493ad8" style:font-weight-asian="normal" style:font-weight-complex="normal"/>
    </style:style>
    <style:style style:name="P61" style:family="paragraph" style:parent-style-name="Standard" style:list-style-name="L6">
      <style:paragraph-properties fo:margin-left="2.501cm" fo:margin-right="0cm" fo:text-indent="-0.6cm" style:auto-text-indent="false">
        <style:tab-stops>
          <style:tab-stop style:position="0.088cm"/>
        </style:tab-stops>
      </style:paragraph-properties>
      <style:text-properties fo:font-weight="normal" officeooo:rsid="004f01ed" officeooo:paragraph-rsid="004f01ed" style:font-weight-asian="normal" style:font-weight-complex="normal"/>
    </style:style>
    <style:style style:name="P62" style:family="paragraph" style:parent-style-name="Standard" style:list-style-name="L6">
      <style:paragraph-properties fo:margin-left="3.752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50ba3f" officeooo:paragraph-rsid="0050ba3f" style:font-weight-asian="normal" style:font-weight-complex="normal"/>
    </style:style>
    <style:style style:name="P63" style:family="paragraph" style:parent-style-name="Standard" style:list-style-name="L6">
      <style:paragraph-properties fo:margin-left="3.752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5c39b1" officeooo:paragraph-rsid="005c39b1" style:font-weight-asian="normal" style:font-weight-complex="normal"/>
    </style:style>
    <style:style style:name="P64" style:family="paragraph" style:parent-style-name="Standard" style:list-style-name="L6">
      <style:paragraph-properties fo:margin-left="3.752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5d56c4" officeooo:paragraph-rsid="005d56c4" style:font-weight-asian="normal" style:font-weight-complex="normal"/>
    </style:style>
    <style:style style:name="P65" style:family="paragraph" style:parent-style-name="Standard" style:list-style-name="L6">
      <style:paragraph-properties fo:margin-left="3.752cm" fo:margin-right="0cm" fo:text-indent="-0.635cm" style:auto-text-indent="false">
        <style:tab-stops>
          <style:tab-stop style:position="0.088cm"/>
        </style:tab-stops>
      </style:paragraph-properties>
      <style:text-properties fo:font-weight="normal" officeooo:rsid="00671482" officeooo:paragraph-rsid="00671482" style:font-weight-asian="normal" style:font-weight-complex="normal"/>
    </style:style>
    <style:style style:name="T1" style:family="text">
      <style:text-properties officeooo:rsid="0017554e"/>
    </style:style>
    <style:style style:name="T2" style:family="text">
      <style:text-properties officeooo:rsid="0019c2d8"/>
    </style:style>
    <style:style style:name="T3" style:family="text">
      <style:text-properties officeooo:rsid="001a192d"/>
    </style:style>
    <style:style style:name="T4" style:family="text">
      <style:text-properties officeooo:rsid="001c00ea"/>
    </style:style>
    <style:style style:name="T5" style:family="text">
      <style:text-properties officeooo:rsid="0021c57f"/>
    </style:style>
    <style:style style:name="T6" style:family="text">
      <style:text-properties officeooo:rsid="00239233"/>
    </style:style>
    <style:style style:name="T7" style:family="text">
      <style:text-properties officeooo:rsid="00270424"/>
    </style:style>
    <style:style style:name="T8" style:family="text">
      <style:text-properties officeooo:rsid="00321872"/>
    </style:style>
    <style:style style:name="T9" style:family="text">
      <style:text-properties officeooo:rsid="00332533"/>
    </style:style>
    <style:style style:name="T10" style:family="text">
      <style:text-properties officeooo:rsid="0034e19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b35fe" style:font-weight-asian="bold" style:font-weight-complex="bold"/>
    </style:style>
    <style:style style:name="T13" style:family="text">
      <style:text-properties officeooo:rsid="003c7ef3"/>
    </style:style>
    <style:style style:name="T14" style:family="text">
      <style:text-properties officeooo:rsid="003d05a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4710a" style:font-weight-asian="normal" style:font-weight-complex="normal"/>
    </style:style>
    <style:style style:name="T17" style:family="text">
      <style:text-properties fo:font-weight="normal" officeooo:rsid="00460551" style:font-weight-asian="normal" style:font-weight-complex="normal"/>
    </style:style>
    <style:style style:name="T18" style:family="text">
      <style:text-properties fo:font-weight="normal" officeooo:rsid="0047728b" style:font-weight-asian="normal" style:font-weight-complex="normal"/>
    </style:style>
    <style:style style:name="T19" style:family="text">
      <style:text-properties fo:font-weight="normal" officeooo:rsid="00487dc6" style:font-weight-asian="normal" style:font-weight-complex="normal"/>
    </style:style>
    <style:style style:name="T20" style:family="text">
      <style:text-properties fo:font-weight="normal" officeooo:rsid="004cc2fb" style:font-weight-asian="normal" style:font-weight-complex="normal"/>
    </style:style>
    <style:style style:name="T21" style:family="text">
      <style:text-properties officeooo:rsid="004d5d89"/>
    </style:style>
    <style:style style:name="T22" style:family="text">
      <style:text-properties officeooo:rsid="0050ba3f"/>
    </style:style>
    <style:style style:name="T23" style:family="text">
      <style:text-properties officeooo:rsid="0051955c"/>
    </style:style>
    <style:style style:name="T24" style:family="text">
      <style:text-properties officeooo:rsid="00538bd3"/>
    </style:style>
    <style:style style:name="T25" style:family="text">
      <style:text-properties officeooo:rsid="005b34ec"/>
    </style:style>
    <style:style style:name="T26" style:family="text">
      <style:text-properties officeooo:rsid="005e5af1"/>
    </style:style>
    <style:style style:name="T27" style:family="text">
      <style:text-properties officeooo:rsid="005fd40f"/>
    </style:style>
    <style:style style:name="T28" style:family="text">
      <style:text-properties officeooo:rsid="0062b786"/>
    </style:style>
    <style:style style:name="T29" style:family="text">
      <style:text-properties officeooo:rsid="006be8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Техническое задание к курсовой работе «Игра «Шерлок»»</text:p>
      <text:p text:style-name="P7"/>
      <text:p text:style-name="P7">Постановка задачи:</text:p>
      <text:p text:style-name="P9">Шерлок — логическая игра, в которой нужно расположить 36 карт в нужной последовательность, используя 2 типа подсказок: вертикальные и горизонтальные. Для облегчения восприятия карт обычно используются 36 картинок, которые можно объединить в 6 групп. К примеру — 6 цифр, 6 букв и тд. <text:span text:style-name="T2">Карты одной группы могут быть расположены только в одной строке. </text:span>Вертикальные подсказки показывают какие карты находятся/не находятся в одном столбце. Горизонтальные — по строкам. Также горизонтальные ключи могут показывать последовательность карт на поле (карта <text:span text:style-name="T5">X</text:span> идет левее <text:span text:style-name="T5">карты Y</text:span>). </text:p>
      <text:p text:style-name="P10">Игра ведется на поле размером 6x6 карт.</text:p>
      <text:p text:style-name="P10">При первоначальном запуске — расположение карт по порядку, поля с ключами пустые. При нажатии кнопки старт <text:s/>- генерация уровня и его отрисовка. </text:p>
      <text:p text:style-name="P12">Поле: если карта, на месте не инициализирована изначально (значение карты на данном месте должен выбрать пользователь), то показываются все возможные значения карт на этом месте, иначе — выбранная карта. </text:p>
      <text:p text:style-name="P13">Подсказки: </text:p>
      <text:p text:style-name="P14">вертикальные — карты, которые расположены друг под другом, либо если карты не могут быть друг под другом, то одна из карт перечеркнута. </text:p>
      <text:p text:style-name="P15"><text:span text:style-name="T6">г</text:span>оризонтальные: три карты, расположенные рядом. </text:p>
      <text:p text:style-name="P16">Если это подсказка о порядке карт на поле, то сверху 3 карты стрелка, указывающая на то, что карты расположены в таком порядке, который может начинаться как слева, так и справа. </text:p>
      <text:p text:style-name="P17">Если подсказка о порядке 2-х карт (карта X левее карты Y), то мехжу этими двумя картами пиктограмма порядка. </text:p>
      <text:p text:style-name="P17">Если подсказка о расположении соседних карт, то просто отрисовка 3 карт. </text:p>
      <text:p text:style-name="P17">Если о том, что карта X не может находится в соседнем столбуе с картой Y, то одна из карт перечеркнута.</text:p>
      <text:p text:style-name="P10">Игра ведется до тех пор, пока все карты на поле не будут расположены. В случае верного расположения — сообщение игроку о победе, иначе сообщение об ощибке и предложение отменить ходы до последней верной позиции карт. <text:span text:style-name="T3">Также игру в любой момент может прекратить игрок с сохранением прогресса игры. </text:span></text:p>
      <text:p text:style-name="P11"><text:span text:style-name="T11">Игра запускается </text:span><text:span text:style-name="T12">на клиенте без использования сервера</text:span><text:span text:style-name="T11">.</text:span> Желательно использование браузера Google Chrome, но возможна игра и в других браузерах. (Поддержка Chrome гарантирована, а вот в других браузерах могут быть ошибки).</text:p>
      <text:p text:style-name="P11"/>
      <text:p text:style-name="P1"/>
      <text:p text:style-name="P4">Требования к интерфейсу:</text:p>
      <text:list xml:id="list2851239525759325375" text:style-name="L1">
        <text:list-item>
          <text:p text:style-name="P18">понятность для любого пользователя</text:p>
        </text:list-item>
        <text:list-item>
          <text:p text:style-name="P18">минимальная ширина <text:s/>игрового поля <text:s/>600px (необходимо отобразить в ряд 15 карт, и их размер должен быть удобен, чтобы игрок мог совершить клик мыши на нужной карте)</text:p>
        </text:list-item>
        <text:list-item>
          <text:p text:style-name="P18">минимальная высота игрового поля 500px </text:p>
        </text:list-item>
        <text:list-item>
          <text:p text:style-name="P18">специальное поле для отображения информации об игре (имя игрока, уровень игры, таймер)</text:p>
        </text:list-item>
        <text:list-item>
          <text:p text:style-name="P18">поле с управляющими кнопками</text:p>
          <text:list>
            <text:list-item>
              <text:p text:style-name="P18">старт новой игры / пауза</text:p>
            </text:list-item>
            <text:list-item>
              <text:p text:style-name="P18"><text:soft-page-break/>нач<text:span text:style-name="T1">ат</text:span>ь текущую игру заново</text:p>
            </text:list-item>
            <text:list-item>
              <text:p text:style-name="P18">уровень / завершить текущую игру</text:p>
            </text:list-item>
            <text:list-item>
              <text:p text:style-name="P18">имя игрока / отменить ход</text:p>
            </text:list-item>
            <text:list-item>
              <text:p text:style-name="P18">статистика игры / подсказка</text:p>
            </text:list-item>
            <text:list-item>
              <text:p text:style-name="P18">настройки</text:p>
            </text:list-item>
            <text:list-item>
              <text:p text:style-name="P18">справка</text:p>
            </text:list-item>
            <text:list-item>
              <text:p text:style-name="P18">выход </text:p>
            </text:list-item>
          </text:list>
        </text:list-item>
        <text:list-item>
          <text:p text:style-name="P18">2 поля с подсказками</text:p>
          <text:list>
            <text:list-item>
              <text:p text:style-name="P18">вертикальные</text:p>
              <text:list>
                <text:list-item>
                  <text:p text:style-name="P35">отображаются снизу от игрового поля</text:p>
                </text:list-item>
                <text:list-item>
                  <text:p text:style-name="P35">минимальный размер одной подсказки: 60*160рх</text:p>
                </text:list-item>
              </text:list>
            </text:list-item>
            <text:list-item>
              <text:p text:style-name="P18">горизонтальные</text:p>
              <text:list>
                <text:list-item>
                  <text:p text:style-name="P18">отображаются справа от игрового поля 3 в ряд</text:p>
                </text:list-item>
                <text:list-item>
                  <text:p text:style-name="P18">минимальный размер одной подсказки: 180*80рх</text:p>
                </text:list-item>
              </text:list>
            </text:list-item>
          </text:list>
        </text:list-item>
        <text:list-item>
          <text:p text:style-name="P19">При запуске игры — верное разложение карт на игровом поле</text:p>
        </text:list-item>
      </text:list>
      <text:p text:style-name="P2"/>
      <text:p text:style-name="P5">Функциональность:</text:p>
      <text:p text:style-name="P2">Минимальный набор функций</text:p>
      <text:list xml:id="list9173751765566373555" text:style-name="L2">
        <text:list-item>
          <text:p text:style-name="P20"><text:span text:style-name="T11">старт новой игры</text:span> — генерация игрового поля, генерация ключей (заполнение массивов) и отображение начальной позиции на экране игрока.</text:p>
        </text:list-item>
        <text:list-item>
          <text:p text:style-name="P20"><text:span text:style-name="T11">Подсказать</text:span> — генерация всплывающего окна с подсказкой. В случае, если игрок не верно расположил карты, подсказать об ошибке и д<text:span text:style-name="T13">а</text:span>ть возможность отката до последней верной игровой позиции</text:p>
        </text:list-item>
        <text:list-item>
          <text:p text:style-name="P20"><text:span text:style-name="T11">Отменить ход</text:span> — отмена хода</text:p>
        </text:list-item>
        <text:list-item>
          <text:p text:style-name="P30">Отменить ходы до верного расположения карт</text:p>
        </text:list-item>
        <text:list-item>
          <text:p text:style-name="P20"><text:span text:style-name="T11">клик левой кнопкой мыши</text:span> на игровом поле: </text:p>
          <text:list>
            <text:list-header>
              <text:p text:style-name="P20">на варианте заполнения — выбрать эту карту</text:p>
            </text:list-header>
          </text:list>
        </text:list-item>
        <text:list-item>
          <text:p text:style-name="P31">клик правой кнопкой мыши</text:p>
          <text:list>
            <text:list-header>
              <text:p text:style-name="P20">на варианте заполения — убрать/показать этот вариант</text:p>
            </text:list-header>
          </text:list>
        </text:list-item>
        <text:list-item>
          <text:p text:style-name="P31">изменить имя игока</text:p>
        </text:list-item>
        <text:list-item>
          <text:p text:style-name="P20"><text:span text:style-name="T11">изменить уровень игры</text:span></text:p>
        </text:list-item>
        <text:list-item>
          <text:p text:style-name="P20"><text:span text:style-name="T11">начать текущую игру заново</text:span> — очистка массивов и старт новой игры</text:p>
        </text:list-item>
        <text:list-item>
          <text:p text:style-name="P20">завершить текущую игру — очистка массивов и возврат к начальному состоянию (все карты разложены верно, поля ключей пустые)</text:p>
        </text:list-item>
        <text:list-item>
          <text:p text:style-name="P20">пауза — скрыть поля с ключами, остановить таймер</text:p>
        </text:list-item>
        <text:list-item>
          <text:p text:style-name="P20">статистика — всплывающее окошко со статистикой</text:p>
        </text:list-item>
        <text:list-item>
          <text:p text:style-name="P20">настройки — всплывающее окошко с настройками</text:p>
        </text:list-item>
        <text:list-item>
          <text:p text:style-name="P20">справка - сплывающее окошко со справкой</text:p>
        </text:list-item>
        <text:list-item>
          <text:p text:style-name="P20">выход — закрыть игру</text:p>
        </text:list-item>
      </text:list>
      <text:p text:style-name="P2"/>
      <text:p text:style-name="P8">Сохранение статистики игры: В LocalStorage на локальной машине пользователя. Формат записи:</text:p>
      <text:list xml:id="list1463978051363262683" text:style-name="L3">
        <text:list-item>
          <text:p text:style-name="P21">номер,</text:p>
        </text:list-item>
        <text:list-item>
          <text:p text:style-name="P21">уровень,</text:p>
        </text:list-item>
        <text:list-item>
          <text:p text:style-name="P21">имя игрока, </text:p>
        </text:list-item>
        <text:list-item>
          <text:p text:style-name="P21">время когда была игра,</text:p>
        </text:list-item>
        <text:list-item>
          <text:p text:style-name="P21">время игры</text:p>
        </text:list-item>
      </text:list>
      <text:p text:style-name="P3">Храним только лучшие результаты для каждого игрока игрока</text:p>
      <text:p text:style-name="P3"/>
      <text:p text:style-name="P3">Для генерации уровней — файл level-<text:span text:style-name="T14">dec</text:span>.<text:span text:style-name="T4">js в котором массив <text:s/>с данными</text:span>. Формат — количество заданных изначально карт, их перечисление с позициями, количество вертикальных ключей, из перечисление, количество горизонтальных ключей, их <text:soft-page-break/>перечисление.</text:p>
      <text:p text:style-name="P3"/>
      <text:p text:style-name="P3">Для програмной реализации использовать javascript, для реализации интерфейса — html. Возможно использование jQuery.</text:p>
      <text:p text:style-name="P2"/>
      <text:p text:style-name="P24">Набор файлов:</text:p>
      <text:list xml:id="list8566713551463720552" text:style-name="L4">
        <text:list-item>
          <text:p><text:span text:style-name="T7">main.html — сама страничка, на которой отрисовывается поле</text:span></text:p>
        </text:list-item>
        <text:list-item>
          <text:p>main.js — функционал, обеспечивающий отклик игры на действия пользователя. </text:p>
        </text:list-item>
        <text:list-item>
          <text:p>Sherlock.js — игровой функционал</text:p>
        </text:list-item>
        <text:list-item>
          <text:p>hint.js — подсказки для игрока</text:p>
        </text:list-item>
        <text:list-item>
          <text:p text:style-name="P41">level-dec.js — файл с массивом, в котором заданы уровни (начальное расположение карт и ключи для решения). </text:p>
          <text:p text:style-name="P41"/>
        </text:list-item>
      </text:list>
      <text:p text:style-name="P22">Для легкой смены интерфейса функционал разделен на 2 части: логика игры и действия. <text:span text:style-name="T10">Соответственно, при необходимости смены интерфейса необходимо заменить html страницу и main.js, который отрисовывает поле.</text:span></text:p>
      <text:p text:style-name="P23"/>
      <text:p text:style-name="P23">Рассмотрим как происходит реакция на событие вызванное игроком.</text:p>
      <text:list xml:id="list3570156381582271434" text:style-name="L5">
        <text:list-item>
          <text:p text:style-name="P26">Игрок нажал на кнопку/на карту</text:p>
        </text:list-item>
        <text:list-item>
          <text:p text:style-name="P26">Выз<text:span text:style-name="T8">ов</text:span> функци<text:span text:style-name="T8">и</text:span> <text:span text:style-name="T9">A </text:span>из main.js, которая отвечает за это событие</text:p>
        </text:list-item>
        <text:list-item>
          <text:p text:style-name="P27">A вызывает функцию B из sherlock.js, которая изменяет игровые массивы в зависимости от вызвавшей ее функции.</text:p>
        </text:list-item>
        <text:list-item>
          <text:p text:style-name="P27">При изменение массивов, влияющих на изменение раскладки карт на поле (выбор карты, карта не может быть на это месте и тд.) происходит вызов функции draw_field() из main.js, которая перерисовывает игровое поле.</text:p>
        </text:list-item>
        <text:list-item>
          <text:p text:style-name="P27">Ожидание следующего действия игрока.</text:p>
        </text:list-item>
      </text:list>
      <text:p text:style-name="P28"/>
      <text:p text:style-name="P25">Рассмотрим отдельно функциональность всех js-файлов</text:p>
      <text:p text:style-name="P32">main.js</text:p>
      <text:list xml:id="list6729306986210423738" text:style-name="L6">
        <text:list-item>
          <text:p text:style-name="P57"><text:span text:style-name="T16">при загрузке страницы вызывается функция window.onload, которая отрисовывает игровое поле и стандартное расположение карт (по порядку)</text:span></text:p>
        </text:list-item>
        <text:list-item>
          <text:p text:style-name="P45"><text:span text:style-name="T16">send_level — </text:span><text:span text:style-name="T17">функция, отрисовывающая заданный игроком уровень игры. Вызывается при нажатии кнопки Set в окошке смены уровня</text:span></text:p>
        </text:list-item>
        <text:list-item>
          <text:p text:style-name="P46"><text:span text:style-name="T15">change_level — открывает окошко смены уровня</text:span></text:p>
        </text:list-item>
        <text:list-item>
          <text:p text:style-name="P46"><text:span text:style-name="T15">send_name — </text:span><text:span text:style-name="T18">отрисовывает новое имя игрока</text:span></text:p>
        </text:list-item>
        <text:list-item>
          <text:p text:style-name="P47"><text:span text:style-name="T15">show_set_name — </text:span><text:span text:style-name="T19">показывает окошко смены имени игрока</text:span></text:p>
        </text:list-item>
        <text:list-item>
          <text:p text:style-name="P48"><text:span text:style-name="T15">draw_big — отрисовывает выбранную карту. (нажатие на левую кнопку мыши)</text:span></text:p>
        </text:list-item>
        <text:list-item>
          <text:p text:style-name="P48"><text:span text:style-name="T15">draw_variants — отрисовывает предполагаемые варианты заполнени данной клетки</text:span></text:p>
        </text:list-item>
        <text:list-item>
          <text:p text:style-name="P48"><text:span text:style-name="T15">draw_field — отрисовка поле целиком</text:span></text:p>
        </text:list-item>
        <text:list-item>
          <text:p text:style-name="P48"><text:span text:style-name="T15">myTimer <text:s/>- таймер</text:span></text:p>
        </text:list-item>
        <text:list-item>
          <text:p text:style-name="P48"><text:span text:style-name="T15">correct_length — корректировка длины. Используется таймером, чтобы время всегда отражалось в формате dd:dd:dd</text:span></text:p>
        </text:list-item>
        <text:list-item>
          <text:p text:style-name="P48"><text:span text:style-name="T15">start_new_game — запуск таймера игры, заполение массивов и отрисовка поля, в случае корректного заполнения массивов для игры</text:span></text:p>
        </text:list-item>
        <text:list-item>
          <text:p text:style-name="P48"><text:span text:style-name="T15">td_right_click — клик правой ко=нопки мыши на одном из вариантов заполнения. В случае, если вариант уже убран игроком, то он появляется и наоборот. Этот ход записывается в историю ходов.</text:span></text:p>
        </text:list-item>
        <text:list-item>
          <text:p text:style-name="P49"><text:span text:style-name="T15">td_click — клик левой кнопкой мыши. Выбирает карту как правильную для этой клетки.</text:span></text:p>
        </text:list-item>
        <text:list-item>
          <text:p text:style-name="P49"><text:span text:style-name="T15">next_hint — подсказка</text:span></text:p>
          <text:p text:style-name="P59"><text:soft-page-break/>level-dec.js</text:p>
        </text:list-item>
        <text:list-item>
          <text:p text:style-name="P44">в данном файле единственный массив FBlevels, с данными для уровней.</text:p>
          <text:p text:style-name="P52"/>
          <text:p text:style-name="P59">sherlock.js</text:p>
          <text:p text:style-name="P60">глобальные переменные:</text:p>
        </text:list-item>
        <text:list-item>
          <text:p text:style-name="P58"><text:span text:style-name="T15">FlevelMap — массив, </text:span><text:span text:style-name="T20">i элемент которого — индекс начала данных i-го уровня в массиве FBlevels</text:span></text:p>
        </text:list-item>
        <text:list-item>
          <text:p text:style-name="P50">FField <text:s/>- <text:span text:style-name="T21">массив объектов, описывающий текущую раскладку карт на поле.</text:span></text:p>
          <text:list>
            <text:list-item>
              <text:p text:style-name="P61">FField[i][j].UserValue — карта, которую выбрал пользователь для места i,j</text:p>
            </text:list-item>
            <text:list-item>
              <text:p text:style-name="P61">FField[i][j].CorrectVlue — карта, которая должна быть на этом месте</text:p>
            </text:list-item>
            <text:list-item>
              <text:p text:style-name="P61">Ffiled[i][j].Variants — возможные варианты</text:p>
            </text:list-item>
          </text:list>
        </text:list-item>
        <text:list-item>
          <text:p text:style-name="P51"><text:span text:style-name="T22">FMainHClues — массив, i-ый элемент которого — i-ый горизонтальный ключ</text:span></text:p>
          <text:list>
            <text:list-item>
              <text:p text:style-name="P36"><text:span text:style-name="T22">FmainHClues[i].Card1, FmainHClues[i].Card2, FmainHClues[i].Card3 — карты кллюча</text:span></text:p>
            </text:list-item>
            <text:list-item>
              <text:p text:style-name="P36"><text:span text:style-name="T22">FmainHClues[i].ClueType — тип ключа</text:span></text:p>
              <text:list>
                <text:list-item>
                  <text:p text:style-name="P62">hcNextTo — карты находятся в соседних столбцах. Card1 = Card3</text:p>
                </text:list-item>
                <text:list-item>
                  <text:p text:style-name="P33">hcNotNextTo - карты не находятся в соседних столбцах. Card1 = Card3</text:p>
                </text:list-item>
                <text:list-item>
                  <text:p text:style-name="P62">hcTriple <text:s/>- <text:span text:style-name="T23">порядок столбцов. Card1 и Card2, Card2 и Card3 -в соседних столбцах</text:span></text:p>
                </text:list-item>
                <text:list-item>
                  <text:p text:style-name="P34">hcNotTriple - <text:s/><text:span text:style-name="T23">порядок столбцов. Card1 и Card2, Card2 и Card3 -ен могут находится в соседних столбцах</text:span></text:p>
                </text:list-item>
                <text:list-item>
                  <text:p text:style-name="P62">hcOrder — <text:span text:style-name="T24">порядок Card1 левее Card3.</text:span></text:p>
                </text:list-item>
                <text:list-item>
                  <text:p text:style-name="P64">HcNone — пустой ключ</text:p>
                </text:list-item>
              </text:list>
            </text:list-item>
          </text:list>
        </text:list-item>
        <text:list-item>
          <text:p text:style-name="P54">FMainVClues — <text:span text:style-name="T25">массив с вертикальными ключами</text:span></text:p>
          <text:list>
            <text:list-item>
              <text:p text:style-name="P37">FmainVClues<text:span text:style-name="T25">[i].Card1,</text:span>FmainVClues<text:span text:style-name="T25">[i].Card2 — карты ключа;</text:span></text:p>
            </text:list-item>
            <text:list-item>
              <text:p text:style-name="P37">FmainVClues<text:span text:style-name="T25">[i].ClueType — тип ключа</text:span></text:p>
              <text:list>
                <text:list-item>
                  <text:p text:style-name="P63">vcTogether — <text:span text:style-name="T27">карты находятся в одном столбце</text:span></text:p>
                </text:list-item>
                <text:list-item>
                  <text:p text:style-name="P63">vcNotTogether — <text:span text:style-name="T27">карты не могут находиться в разных столбцах</text:span></text:p>
                </text:list-item>
                <text:list-item>
                  <text:p text:style-name="P64">vcNone — <text:span text:style-name="T26">пустой ключ</text:span></text:p>
                </text:list-item>
              </text:list>
            </text:list-item>
          </text:list>
        </text:list-item>
        <text:list-item>
          <text:p text:style-name="P55">steps_history <text:s/>- <text:span text:style-name="T28">массив с историей ходов</text:span></text:p>
          <text:list>
            <text:list-item>
              <text:p text:style-name="P38">steps_history<text:span text:style-name="T28">[i].col — колонка</text:span></text:p>
            </text:list-item>
            <text:list-item>
              <text:p text:style-name="P38">steps_history<text:span text:style-name="T28">[i].row - строка</text:span></text:p>
            </text:list-item>
            <text:list-item>
              <text:p text:style-name="P38">steps_history<text:span text:style-name="T28">[i].was — при выборе большой карты, содержит информацию о том, в каких клетках данная карта была в вариантах заполнения, при выборе варианта — пустой массив</text:span></text:p>
            </text:list-item>
            <text:list-item>
              <text:p text:style-name="P38">steps_history<text:span text:style-name="T28">[i].var — при выборе большой карты — инормация о вариантах заполнения клетки [col][row], иначе пустой</text:span></text:p>
            </text:list-item>
            <text:list-item>
              <text:p text:style-name="P38">steps_history<text:span text:style-name="T28">[i].right — правильный или нет ход</text:span></text:p>
            </text:list-item>
            <text:list-item>
              <text:p text:style-name="P38">steps_history<text:span text:style-name="T28">[i].card.type — с какой картой действие: </text:span></text:p>
              <text:list>
                <text:list-item>
                  <text:p text:style-name="P65">big - большая</text:p>
                </text:list-item>
                <text:list-item>
                  <text:p text:style-name="P65">small - маленькая</text:p>
                </text:list-item>
              </text:list>
            </text:list-item>
            <text:list-item>
              <text:p text:style-name="P38">steps_history<text:span text:style-name="T28">[i].card.action <text:s/>- само действие (добавили, удалили)</text:span></text:p>
            </text:list-item>
            <text:list-item>
              <text:p text:style-name="P38">steps_history<text:span text:style-name="T28">[i].card.number — номер карты</text:span></text:p>
            </text:list-item>
          </text:list>
        </text:list-item>
        <text:list-item>
          <text:p text:style-name="P53">error_flag — <text:span text:style-name="T29">была ли совершена ошибка.</text:span></text:p>
          <text:p text:style-name="P56"/>
        </text:list-item>
      </text:list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21:30:44.764341944</meta:creation-date>
    <dc:date>2015-06-01T12:52:29.520988108</dc:date>
    <meta:editing-duration>PT1H56M55S</meta:editing-duration>
    <meta:editing-cycles>79</meta:editing-cycles>
    <meta:generator>LibreOffice/4.2.7.2$Linux_X86_64 LibreOffice_project/420m0$Build-2</meta:generator>
    <meta:document-statistic meta:table-count="0" meta:image-count="0" meta:object-count="0" meta:page-count="4" meta:paragraph-count="133" meta:word-count="1277" meta:character-count="8850" meta:non-whitespace-character-count="7712"/>
  </office:meta>
</office:document-meta>
</file>